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atha" svg:font-family="Latha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4940" officeooo:paragraph-rsid="00184940"/>
    </style:style>
    <style:style style:name="P2" style:family="paragraph" style:parent-style-name="Standard">
      <style:text-properties officeooo:rsid="00184940" officeooo:paragraph-rsid="00184940" style:font-name-complex="Latha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style:font-name="Verdana" fo:font-size="32pt" officeooo:rsid="0018d4a0" officeooo:paragraph-rsid="0019c17a" style:font-name-complex="Mangal"/>
    </style:style>
    <style:style style:name="T1" style:family="text">
      <style:text-properties officeooo:rsid="00184940"/>
    </style:style>
    <style:style style:name="T2" style:family="text">
      <style:text-properties style:language-complex="hi" style:country-complex="IN"/>
    </style:style>
    <style:style style:name="T3" style:family="text">
      <style:text-properties officeooo:rsid="0019c17a" style:language-complex="hi" style:country-complex="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ault</text:p>
      <text:p text:style-name="P2">Default and Latin but different CTL Font</text:p>
      <text:p text:style-name="P3">Bigger font</text:p>
      <text:p text:style-name="Default2">Different style <text:span text:style-name="T1">but same as default style</text:span></text:p>
      <text:p text:style-name="Default2"/>
      <text:p text:style-name="Devanagari_20_1">करता हूं 1</text:p>
      <text:p text:style-name="P4"><text:span text:style-name="T3">करता हूं 2</text:span></text:p>
      <text:p text:style-name="Devanagari_20_1">करता हूं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atha" svg:font-family="Latha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Default2" style:family="paragraph" style:parent-style-name="Standard"/>
    <style:style style:name="Devanagari_20_1" style:display-name="Devanagari 1" style:family="paragraph" style:parent-style-name="Standard">
      <style:text-properties style:font-name="Mangal" fo:font-family="Mangal" style:font-family-generic="roman" style:font-pitch="variable" officeooo:rsid="0018d4a0" style:font-name-complex="Mangal" style:font-family-complex="Mangal" style:font-family-generic-complex="roman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20S</meta:editing-duration>
    <meta:editing-cycles>5</meta:editing-cycles>
    <meta:generator>LibreOffice/5.1.0.3$Windows_x86 LibreOffice_project/5e3e00a007d9b3b6efb6797a8b8e57b51ab1f737</meta:generator>
    <dc:date>2016-07-13T11:11:54.274000000</dc:date>
    <meta:document-statistic meta:table-count="0" meta:image-count="0" meta:object-count="0" meta:page-count="1" meta:paragraph-count="7" meta:word-count="26" meta:character-count="120" meta:non-whitespace-character-count="101"/>
    <meta:user-defined meta:name="Info 1"/>
    <meta:user-defined meta:name="Info 2"/>
    <meta:user-defined meta:name="Info 3"/>
    <meta:user-defined meta:name="Info 4"/>
  </office:meta>
</office:document-meta>
</file>